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0.8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241" table:default-cell-style-name="Default"/>
        <table:table-row table:style-name="ro1">
          <table:table-cell table:style-name="ce1"/>
          <table:table-cell office:value-type="string">
            <text:p>SE</text:p>
          </table:table-cell>
          <table:table-cell office:value-type="string">
            <text:p>Diff</text:p>
          </table:table-cell>
          <table:table-cell office:value-type="float" office:value="3.3">
            <text:p>3.3</text:p>
          </table:table-cell>
          <table:table-cell office:value-type="float" office:value="2.5">
            <text:p>2.5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DR2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/>
          <table:table-cell table:formula="oooc:=IF([.$A3]=[.D$1];[.$B3];0)" office:value-type="float" office:value="2">
            <text:p>2</text:p>
          </table:table-cell>
          <table:table-cell table:formula="oooc:=IF([.$A3]=[.E$1];[.$B3];0)" office:value-type="float" office:value="0">
            <text:p>0</text:p>
          </table:table-cell>
          <table:table-cell table:formula="oooc:=IF([.$A3]=[.F$1];[.$B3];0)" office:value-type="float" office:value="0">
            <text:p>0</text:p>
          </table:table-cell>
          <table:table-cell table:formula="oooc:=IF([.$A3]=[.G$1];[.$B3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36">
            <text:p>136</text:p>
          </table:table-cell>
          <table:table-cell/>
          <table:table-cell table:formula="oooc:=IF([.$A4]=[.D$1];[.$B4];0)" office:value-type="float" office:value="0">
            <text:p>0</text:p>
          </table:table-cell>
          <table:table-cell table:formula="oooc:=IF([.$A4]=[.E$1];[.$B4];0)" office:value-type="float" office:value="0">
            <text:p>0</text:p>
          </table:table-cell>
          <table:table-cell table:formula="oooc:=IF([.$A4]=[.F$1];[.$B4];0)" office:value-type="float" office:value="136">
            <text:p>136</text:p>
          </table:table-cell>
          <table:table-cell table:formula="oooc:=IF([.$A4]=[.G$1];[.$B4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/>
          <table:table-cell table:formula="oooc:=IF([.$A5]=[.D$1];[.$B5];0)" office:value-type="float" office:value="0">
            <text:p>0</text:p>
          </table:table-cell>
          <table:table-cell table:formula="oooc:=IF([.$A5]=[.E$1];[.$B5];0)" office:value-type="float" office:value="0">
            <text:p>0</text:p>
          </table:table-cell>
          <table:table-cell table:formula="oooc:=IF([.$A5]=[.F$1];[.$B5];0)" office:value-type="float" office:value="0">
            <text:p>0</text:p>
          </table:table-cell>
          <table:table-cell table:formula="oooc:=IF([.$A5]=[.G$1];[.$B5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6]=[.D$1];[.$B6];0)" office:value-type="float" office:value="0">
            <text:p>0</text:p>
          </table:table-cell>
          <table:table-cell table:formula="oooc:=IF([.$A6]=[.E$1];[.$B6];0)" office:value-type="float" office:value="0">
            <text:p>0</text:p>
          </table:table-cell>
          <table:table-cell table:formula="oooc:=IF([.$A6]=[.F$1];[.$B6];0)" office:value-type="float" office:value="2">
            <text:p>2</text:p>
          </table:table-cell>
          <table:table-cell table:formula="oooc:=IF([.$A6]=[.G$1];[.$B6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SUM([.B3:.B6])" office:value-type="float" office:value="141">
            <text:p>141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QDRII+</text:p>
          </table:table-cell>
          <table:table-cell table:number-columns-repeated="255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38">
            <text:p>138</text:p>
          </table:table-cell>
          <table:table-cell/>
          <table:table-cell table:formula="oooc:=IF([.$A11]=[.D$1];[.$B11];0)" office:value-type="float" office:value="0">
            <text:p>0</text:p>
          </table:table-cell>
          <table:table-cell table:formula="oooc:=IF([.$A11]=[.E$1];[.$B11];0)" office:value-type="float" office:value="0">
            <text:p>0</text:p>
          </table:table-cell>
          <table:table-cell table:formula="oooc:=IF([.$A11]=[.F$1];[.$B11];0)" office:value-type="float" office:value="0">
            <text:p>0</text:p>
          </table:table-cell>
          <table:table-cell table:formula="oooc:=IF([.$A11]=[.G$1];[.$B11];0)" office:value-type="float" office:value="138">
            <text:p>138</text:p>
          </table:table-cell>
          <table:table-cell table:number-columns-repeated="249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table:formula="oooc:=IF([.$A12]=[.D$1];[.$B12];0)" office:value-type="float" office:value="0">
            <text:p>0</text:p>
          </table:table-cell>
          <table:table-cell table:formula="oooc:=IF([.$A12]=[.E$1];[.$B12];0)" office:value-type="float" office:value="0">
            <text:p>0</text:p>
          </table:table-cell>
          <table:table-cell table:formula="oooc:=IF([.$A12]=[.F$1];[.$B12];0)" office:value-type="float" office:value="0">
            <text:p>0</text:p>
          </table:table-cell>
          <table:table-cell table:formula="oooc:=IF([.$A12]=[.G$1];[.$B12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13]=[.D$1];[.$B13];0)" office:value-type="float" office:value="0">
            <text:p>0</text:p>
          </table:table-cell>
          <table:table-cell table:formula="oooc:=IF([.$A13]=[.E$1];[.$B13];0)" office:value-type="float" office:value="0">
            <text:p>0</text:p>
          </table:table-cell>
          <table:table-cell table:formula="oooc:=IF([.$A13]=[.F$1];[.$B13];0)" office:value-type="float" office:value="0">
            <text:p>0</text:p>
          </table:table-cell>
          <table:table-cell table:formula="oooc:=IF([.$A13]=[.G$1];[.$B13];0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SUM([.B11:.B13])" office:value-type="float" office:value="141">
            <text:p>141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ADC</text:p>
          </table:table-cell>
          <table:table-cell table:number-columns-repeated="255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table:formula="oooc:=IF([.$A18]=[.D$1];[.$B18];0)" office:value-type="float" office:value="0">
            <text:p>0</text:p>
          </table:table-cell>
          <table:table-cell table:formula="oooc:=IF([.$A18]=[.E$1];[.$B18];0)" office:value-type="float" office:value="160">
            <text:p>160</text:p>
          </table:table-cell>
          <table:table-cell table:formula="oooc:=IF([.$A18]=[.F$1];[.$B18];0)" office:value-type="float" office:value="0">
            <text:p>0</text:p>
          </table:table-cell>
          <table:table-cell table:formula="oooc:=IF([.$A18]=[.G$1];[.$B18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string">
            <text:p>DCI</text:p>
          </table:table-cell>
          <table:table-cell table:formula="oooc:=IF([.$A19]=[.D$1];[.$B19];0)" office:value-type="float" office:value="0">
            <text:p>0</text:p>
          </table:table-cell>
          <table:table-cell table:formula="oooc:=IF([.$A19]=[.E$1];[.$B19];0)" office:value-type="float" office:value="4">
            <text:p>4</text:p>
          </table:table-cell>
          <table:table-cell table:formula="oooc:=IF([.$A19]=[.F$1];[.$B19];0)" office:value-type="float" office:value="0">
            <text:p>0</text:p>
          </table:table-cell>
          <table:table-cell table:formula="oooc:=IF([.$A19]=[.G$1];[.$B19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19]+[.B18]" office:value-type="float" office:value="164">
            <text:p>164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office:value-type="string">
            <text:p>3,4,+4</text:p>
          </table:table-cell>
          <table:table-cell table:number-columns-repeated="254"/>
        </table:table-row>
        <table:table-row table:style-name="ro1">
          <table:table-cell office:value-type="string">
            <text:p>Notes</text:p>
          </table:table-cell>
          <table:table-cell office:value-type="string">
            <text:p>Use GCLK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GPIO(Diff)</text:p>
          </table:table-cell>
          <table:table-cell table:number-columns-repeated="255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formula="oooc:=IF([.$A25]=[.D$1];[.$B25];0)" office:value-type="float" office:value="0">
            <text:p>0</text:p>
          </table:table-cell>
          <table:table-cell table:formula="oooc:=IF([.$A25]=[.E$1];[.$B25];0)" office:value-type="float" office:value="80">
            <text:p>80</text:p>
          </table:table-cell>
          <table:table-cell table:formula="oooc:=IF([.$A25]=[.F$1];[.$B25];0)" office:value-type="float" office:value="0">
            <text:p>0</text:p>
          </table:table-cell>
          <table:table-cell table:formula="oooc:=IF([.$A25]=[.G$1];[.$B25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26]=[.D$1];[.$B26];0)" office:value-type="float" office:value="0">
            <text:p>0</text:p>
          </table:table-cell>
          <table:table-cell table:formula="oooc:=IF([.$A26]=[.E$1];[.$B26];0)" office:value-type="float" office:value="2">
            <text:p>2</text:p>
          </table:table-cell>
          <table:table-cell table:formula="oooc:=IF([.$A26]=[.F$1];[.$B26];0)" office:value-type="float" office:value="0">
            <text:p>0</text:p>
          </table:table-cell>
          <table:table-cell table:formula="oooc:=IF([.$A26]=[.G$1];[.$B26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26]+[.B25]" office:value-type="float" office:value="82">
            <text:p>82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BC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62">
            <text:p>62</text:p>
          </table:table-cell>
          <table:table-cell/>
          <table:table-cell table:formula="oooc:=IF([.$A31]=[.D$1];[.$B31];0)" office:value-type="float" office:value="62">
            <text:p>62</text:p>
          </table:table-cell>
          <table:table-cell table:formula="oooc:=IF([.$A31]=[.E$1];[.$B31];0)" office:value-type="float" office:value="0">
            <text:p>0</text:p>
          </table:table-cell>
          <table:table-cell table:formula="oooc:=IF([.$A31]=[.F$1];[.$B31];0)" office:value-type="float" office:value="0">
            <text:p>0</text:p>
          </table:table-cell>
          <table:table-cell table:formula="oooc:=IF([.$A31]=[.G$1];[.$B31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string">
            <text:p>DCI</text:p>
          </table:table-cell>
          <table:table-cell table:formula="oooc:=IF([.$A32]=[.D$1];[.$B32];0)" office:value-type="float" office:value="0">
            <text:p>0</text:p>
          </table:table-cell>
          <table:table-cell table:formula="oooc:=IF([.$A32]=[.E$1];[.$B32];0)" office:value-type="float" office:value="0">
            <text:p>0</text:p>
          </table:table-cell>
          <table:table-cell table:formula="oooc:=IF([.$A32]=[.F$1];[.$B32];0)" office:value-type="float" office:value="0">
            <text:p>0</text:p>
          </table:table-cell>
          <table:table-cell table:formula="oooc:=IF([.$A32]=[.G$1];[.$B32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32]+[.B31]" office:value-type="float" office:value="62">
            <text:p>62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electMap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3">
            <text:p>13</text:p>
          </table:table-cell>
          <table:table-cell/>
          <table:table-cell table:formula="oooc:=IF([.$A37]=[.D$1];[.$B37];0)" office:value-type="float" office:value="13">
            <text:p>13</text:p>
          </table:table-cell>
          <table:table-cell table:formula="oooc:=IF([.$A37]=[.E$1];[.$B37];0)" office:value-type="float" office:value="0">
            <text:p>0</text:p>
          </table:table-cell>
          <table:table-cell table:formula="oooc:=IF([.$A37]=[.F$1];[.$B37];0)" office:value-type="float" office:value="0">
            <text:p>0</text:p>
          </table:table-cell>
          <table:table-cell table:formula="oooc:=IF([.$A37]=[.G$1];[.$B37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string">
            <text:p>DCI</text:p>
          </table:table-cell>
          <table:table-cell table:formula="oooc:=IF([.$A38]=[.D$1];[.$B38];0)" office:value-type="float" office:value="0">
            <text:p>0</text:p>
          </table:table-cell>
          <table:table-cell table:formula="oooc:=IF([.$A38]=[.E$1];[.$B38];0)" office:value-type="float" office:value="0">
            <text:p>0</text:p>
          </table:table-cell>
          <table:table-cell table:formula="oooc:=IF([.$A38]=[.F$1];[.$B38];0)" office:value-type="float" office:value="0">
            <text:p>0</text:p>
          </table:table-cell>
          <table:table-cell table:formula="oooc:=IF([.$A38]=[.G$1];[.$B38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38]+[.B37]" office:value-type="float" office:value="13">
            <text:p>13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MA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/>
          <table:table-cell table:formula="oooc:=IF([.$A43]=[.D$1];[.$B43];0)" office:value-type="float" office:value="4">
            <text:p>4</text:p>
          </table:table-cell>
          <table:table-cell table:formula="oooc:=IF([.$A43]=[.E$1];[.$B43];0)" office:value-type="float" office:value="0">
            <text:p>0</text:p>
          </table:table-cell>
          <table:table-cell table:formula="oooc:=IF([.$A43]=[.F$1];[.$B43];0)" office:value-type="float" office:value="0">
            <text:p>0</text:p>
          </table:table-cell>
          <table:table-cell table:formula="oooc:=IF([.$A43]=[.G$1];[.$B43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44]=[.D$1];[.$B44];0)" office:value-type="float" office:value="2">
            <text:p>2</text:p>
          </table:table-cell>
          <table:table-cell table:formula="oooc:=IF([.$A44]=[.E$1];[.$B44];0)" office:value-type="float" office:value="0">
            <text:p>0</text:p>
          </table:table-cell>
          <table:table-cell table:formula="oooc:=IF([.$A44]=[.F$1];[.$B44];0)" office:value-type="float" office:value="0">
            <text:p>0</text:p>
          </table:table-cell>
          <table:table-cell table:formula="oooc:=IF([.$A44]=[.G$1];[.$B44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44]+[.B43]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LED's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/>
          <table:table-cell table:formula="oooc:=IF([.$A49]=[.D$1];[.$B49];0)" office:value-type="float" office:value="3">
            <text:p>3</text:p>
          </table:table-cell>
          <table:table-cell table:formula="oooc:=IF([.$A49]=[.E$1];[.$B49];0)" office:value-type="float" office:value="0">
            <text:p>0</text:p>
          </table:table-cell>
          <table:table-cell table:formula="oooc:=IF([.$A49]=[.F$1];[.$B49];0)" office:value-type="float" office:value="0">
            <text:p>0</text:p>
          </table:table-cell>
          <table:table-cell table:formula="oooc:=IF([.$A49]=[.G$1];[.$B49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string">
            <text:p>DCI</text:p>
          </table:table-cell>
          <table:table-cell table:formula="oooc:=IF([.$A50]=[.D$1];[.$B50];0)" office:value-type="float" office:value="0">
            <text:p>0</text:p>
          </table:table-cell>
          <table:table-cell table:formula="oooc:=IF([.$A50]=[.E$1];[.$B50];0)" office:value-type="float" office:value="0">
            <text:p>0</text:p>
          </table:table-cell>
          <table:table-cell table:formula="oooc:=IF([.$A50]=[.F$1];[.$B50];0)" office:value-type="float" office:value="0">
            <text:p>0</text:p>
          </table:table-cell>
          <table:table-cell table:formula="oooc:=IF([.$A50]=[.G$1];[.$B50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50]+[.B49]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pare GPIO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0">
            <text:p>10</text:p>
          </table:table-cell>
          <table:table-cell/>
          <table:table-cell table:formula="oooc:=IF([.$A55]=[.D$1];[.$B55];0)" office:value-type="float" office:value="10">
            <text:p>10</text:p>
          </table:table-cell>
          <table:table-cell table:formula="oooc:=IF([.$A55]=[.E$1];[.$B55];0)" office:value-type="float" office:value="0">
            <text:p>0</text:p>
          </table:table-cell>
          <table:table-cell table:formula="oooc:=IF([.$A55]=[.F$1];[.$B55];0)" office:value-type="float" office:value="0">
            <text:p>0</text:p>
          </table:table-cell>
          <table:table-cell table:formula="oooc:=IF([.$A55]=[.G$1];[.$B55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string">
            <text:p>DCI</text:p>
          </table:table-cell>
          <table:table-cell table:formula="oooc:=IF([.$A56]=[.D$1];[.$B56];0)" office:value-type="float" office:value="0">
            <text:p>0</text:p>
          </table:table-cell>
          <table:table-cell table:formula="oooc:=IF([.$A56]=[.E$1];[.$B56];0)" office:value-type="float" office:value="0">
            <text:p>0</text:p>
          </table:table-cell>
          <table:table-cell table:formula="oooc:=IF([.$A56]=[.F$1];[.$B56];0)" office:value-type="float" office:value="0">
            <text:p>0</text:p>
          </table:table-cell>
          <table:table-cell table:formula="oooc:=IF([.$A56]=[.G$1];[.$B56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56]+[.B55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Clocks</text:p>
          </table:table-cell>
          <table:table-cell table:number-columns-repeated="255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/>
          <table:table-cell table:formula="oooc:=IF([.$A61]=[.D$1];[.$B61];0)" office:value-type="float" office:value="0">
            <text:p>0</text:p>
          </table:table-cell>
          <table:table-cell table:formula="oooc:=IF([.$A61]=[.E$1];[.$B61];0)" office:value-type="float" office:value="8">
            <text:p>8</text:p>
          </table:table-cell>
          <table:table-cell table:formula="oooc:=IF([.$A61]=[.F$1];[.$B61];0)" office:value-type="float" office:value="0">
            <text:p>0</text:p>
          </table:table-cell>
          <table:table-cell table:formula="oooc:=IF([.$A61]=[.G$1];[.$B61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62]=[.D$1];[.$B62];0)" office:value-type="float" office:value="0">
            <text:p>0</text:p>
          </table:table-cell>
          <table:table-cell table:formula="oooc:=IF([.$A62]=[.E$1];[.$B62];0)" office:value-type="float" office:value="2">
            <text:p>2</text:p>
          </table:table-cell>
          <table:table-cell table:formula="oooc:=IF([.$A62]=[.F$1];[.$B62];0)" office:value-type="float" office:value="0">
            <text:p>0</text:p>
          </table:table-cell>
          <table:table-cell table:formula="oooc:=IF([.$A62]=[.G$1];[.$B62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62]+[.B61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Grand Total</text:p>
          </table:table-cell>
          <table:table-cell table:style-name="ce2" table:formula="oooc:=[.B63]+[.B57]+[.B51]+[.B45]+[.B39]+[.B33]+[.B27]+[.B20]+[.B14]+[.B7]" office:value-type="float" office:value="632">
            <text:p>632</text:p>
          </table:table-cell>
          <table:table-cell table:style-name="ce2"/>
          <table:table-cell table:style-name="ce2" table:formula="oooc:=SUM([.D3:.D56])" office:value-type="float" office:value="96">
            <text:p>96</text:p>
          </table:table-cell>
          <table:table-cell table:style-name="ce2" table:formula="oooc:=SUM([.E3:.E56])" office:value-type="float" office:value="246">
            <text:p>246</text:p>
          </table:table-cell>
          <table:table-cell table:style-name="ce2" table:formula="oooc:=SUM([.F3:.F56])" office:value-type="float" office:value="138">
            <text:p>138</text:p>
          </table:table-cell>
          <table:table-cell table:style-name="ce2" table:formula="oooc:=SUM([.G3:.G56])" office:value-type="float" office:value="140">
            <text:p>140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Actual Pins</text:p>
          </table:table-cell>
          <table:table-cell table:formula="oooc:=SUM([.D67:.G67])" office:value-type="float" office:value="700">
            <text:p>700</text:p>
          </table:table-cell>
          <table:table-cell/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60">
            <text:p>160</text:p>
          </table:table-cell>
          <table:table-cell table:number-columns-repeated="249"/>
        </table:table-row>
        <table:table-row table:style-name="ro1">
          <table:table-cell office:value-type="string">
            <text:p>Wasted</text:p>
          </table:table-cell>
          <table:table-cell table:formula="oooc:=SUM([.D68:.G68])" office:value-type="float" office:value="80">
            <text:p>80</text:p>
          </table:table-cell>
          <table:table-cell/>
          <table:table-cell table:formula="oooc:=[.D67]-[.D66]" office:value-type="float" office:value="4">
            <text:p>4</text:p>
          </table:table-cell>
          <table:table-cell table:formula="oooc:=[.E67]-[.E66]" office:value-type="float" office:value="34">
            <text:p>34</text:p>
          </table:table-cell>
          <table:table-cell table:formula="oooc:=[.F67]-[.F66]" office:value-type="float" office:value="22">
            <text:p>22</text:p>
          </table:table-cell>
          <table:table-cell table:formula="oooc:=[.G67]-[.G66]" office:value-type="float" office:value="20">
            <text:p>20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Banks</text:p>
          </table:table-cell>
          <table:table-cell office:value-type="string">
            <text:p>IO's</text:p>
          </table:table-cell>
          <table:table-cell office:value-type="string">
            <text:p>Bank VCCO</text:p>
          </table:table-cell>
          <table:table-cell office:value-type="string">
            <text:p>Bank Vref</text:p>
          </table:table-cell>
          <table:table-cell office:value-type="string">
            <text:p>DCI</text:p>
          </table:table-cell>
          <table:table-cell office:value-type="string">
            <text:p>Bank VRN</text:p>
          </table:table-cell>
          <table:table-cell office:value-type="string">
            <text:p>Bank VRP</text:p>
          </table:table-cell>
          <table:table-cell office:value-type="string">
            <text:p>Bank SE</text:p>
          </table:table-cell>
          <table:table-cell office:value-type="string">
            <text:p>Bank Diff pairs</text:p>
          </table:table-cell>
          <table:table-cell office:value-type="string">
            <text:p>Bank Spare</text:p>
          </table:table-cell>
          <table:table-cell office:value-type="string">
            <text:p>Column</text:p>
          </table:table-cell>
          <table:table-cell office:value-type="float" office:value="3.3">
            <text:p>3.3</text:p>
          </table:table-cell>
          <table:table-cell office:value-type="float" office:value="2.5">
            <text:p>2.5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table:number-columns-repeated="24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N</text:p>
          </table:table-cell>
          <table:table-cell table:formula="oooc:=IF([.$E72]=&quot;Y&quot;;IF([.$B72]=40;IF([.$C72]=1.5;1;IF([.$C72]=1.8;1;IF([.$C72]=2.5;1;0)));0);0)" office:value-type="float" office:value="0">
            <text:p>0</text:p>
          </table:table-cell>
          <table:table-cell table:formula="oooc:=IF([.$E72]=&quot;Y&quot;;IF([.$B72]=40;IF([.$C72]=1.5;1;IF([.$C72]=1.8;1;IF([.$C72]=2.5;1;0)));0);0)" office:value-type="float" office:value="0">
            <text:p>0</text:p>
          </table:table-cell>
          <table:table-cell table:number-columns-repeated="2"/>
          <table:table-cell table:formula="oooc:=[.B72]-[.D72]-[.F72]-[.G72]-[.H72]-2*[.I72]" office:value-type="float" office:value="0">
            <text:p>0</text:p>
          </table:table-cell>
          <table:table-cell/>
          <table:table-cell table:formula="oooc:=IF([.$C72]=[.L$71];[.$H72]+2*[.$I72];0)" office:value-type="float" office:value="0">
            <text:p>0</text:p>
          </table:table-cell>
          <table:table-cell table:formula="oooc:=IF([.$C72]=[.M$71];[.$H72]+2*[.$I72];0)" office:value-type="float" office:value="0">
            <text:p>0</text:p>
          </table:table-cell>
          <table:table-cell table:formula="oooc:=IF([.$C72]=[.N$71];[.$H72]+2*[.$I72];0)" office:value-type="float" office:value="0">
            <text:p>0</text:p>
          </table:table-cell>
          <table:table-cell table:formula="oooc:=IF([.$C72]=[.O$71];[.$H72]+2*[.$I72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.5">
            <text:p>1.5</text:p>
          </table:table-cell>
          <table:table-cell table:formula="oooc:=IF([.$B73]=40;IF([.$C73]=1.5;2;IF([.$C73]=1.8;2;0));IF([.$B73]=20;IF([.$C73]=1.5;1;IF([.$C73]=1.8;1;0))))" office:value-type="float" office:value="1">
            <text:p>1</text:p>
          </table:table-cell>
          <table:table-cell office:value-type="string">
            <text:p>Y</text:p>
          </table:table-cell>
          <table:table-cell table:formula="oooc:=IF([.$E73]=&quot;Y&quot;;IF([.$B73]=40;IF([.$C73]=1.5;1;IF([.$C73]=1.8;1;IF([.$C73]=2.5;1;0)));0);0)" office:value-type="float" office:value="0">
            <text:p>0</text:p>
          </table:table-cell>
          <table:table-cell table:formula="oooc:=IF([.$E73]=&quot;Y&quot;;IF([.$B73]=40;IF([.$C73]=1.5;1;IF([.$C73]=1.8;1;IF([.$C73]=2.5;1;0)));0);0)"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table:formula="oooc:=[.B73]-[.D73]-[.F73]-[.G73]-[.H73]-2*[.I73]" office:value-type="float" office:value="0">
            <text:p>0</text:p>
          </table:table-cell>
          <table:table-cell/>
          <table:table-cell table:formula="oooc:=IF([.$C73]=[.L$71];[.$H73]+2*[.$I73];0)" office:value-type="float" office:value="0">
            <text:p>0</text:p>
          </table:table-cell>
          <table:table-cell table:formula="oooc:=IF([.$C73]=[.M$71];[.$H73]+2*[.$I73];0)" office:value-type="float" office:value="0">
            <text:p>0</text:p>
          </table:table-cell>
          <table:table-cell table:formula="oooc:=IF([.$C73]=[.N$71];[.$H73]+2*[.$I73];0)" office:value-type="float" office:value="0">
            <text:p>0</text:p>
          </table:table-cell>
          <table:table-cell table:formula="oooc:=IF([.$C73]=[.O$71];[.$H73]+2*[.$I73];0)" office:value-type="float" office:value="19">
            <text:p>19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formula="oooc:=IF([.$B74]=40;IF([.$C74]=1.5;2;IF([.$C74]=1.8;2;0));IF([.$B74]=20;IF([.$C74]=1.5;1;IF([.$C74]=1.8;1;0))))" office:value-type="float" office:value="0">
            <text:p>0</text:p>
          </table:table-cell>
          <table:table-cell office:value-type="string">
            <text:p>N</text:p>
          </table:table-cell>
          <table:table-cell table:formula="oooc:=IF([.$E74]=&quot;Y&quot;;IF([.$B74]=40;IF([.$C74]=1.5;1;IF([.$C74]=1.8;1;IF([.$C74]=2.5;1;0)));0);0)" office:value-type="float" office:value="0">
            <text:p>0</text:p>
          </table:table-cell>
          <table:table-cell table:formula="oooc:=IF([.$E74]=&quot;Y&quot;;IF([.$B74]=40;IF([.$C74]=1.5;1;IF([.$C74]=1.8;1;IF([.$C74]=2.5;1;0)));0);0)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ooc:=[.B74]-[.D74]-[.F74]-[.G74]-[.H74]-2*[.I74]" office:value-type="float" office:value="0">
            <text:p>0</text:p>
          </table:table-cell>
          <table:table-cell/>
          <table:table-cell table:formula="oooc:=IF([.$C74]=[.L$71];[.$H74]+2*[.$I74];0)" office:value-type="float" office:value="20">
            <text:p>20</text:p>
          </table:table-cell>
          <table:table-cell table:formula="oooc:=IF([.$C74]=[.M$71];[.$H74]+2*[.$I74];0)" office:value-type="float" office:value="0">
            <text:p>0</text:p>
          </table:table-cell>
          <table:table-cell table:formula="oooc:=IF([.$C74]=[.N$71];[.$H74]+2*[.$I74];0)" office:value-type="float" office:value="0">
            <text:p>0</text:p>
          </table:table-cell>
          <table:table-cell table:formula="oooc:=IF([.$C74]=[.O$71];[.$H74]+2*[.$I74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table:formula="oooc:=IF([.$B75]=40;IF([.$C75]=1.5;2;IF([.$C75]=1.8;2;0));IF([.$B75]=20;IF([.$C75]=1.5;1;IF([.$C75]=1.8;1;0))))" office:value-type="float" office:value="0">
            <text:p>0</text:p>
          </table:table-cell>
          <table:table-cell office:value-type="string">
            <text:p>Y</text:p>
          </table:table-cell>
          <table:table-cell table:formula="oooc:=IF([.$E75]=&quot;Y&quot;;IF([.$B75]=40;IF([.$C75]=1.5;1;IF([.$C75]=1.8;1;IF([.$C75]=2.5;1;0)));0);0)" office:value-type="float" office:value="0">
            <text:p>0</text:p>
          </table:table-cell>
          <table:table-cell table:formula="oooc:=IF([.$E75]=&quot;Y&quot;;IF([.$B75]=40;IF([.$C75]=1.5;1;IF([.$C75]=1.8;1;IF([.$C75]=2.5;1;0)));0)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ooc:=[.B75]-[.D75]-[.F75]-[.G75]-[.H75]-2*[.I75]" office:value-type="float" office:value="4">
            <text:p>4</text:p>
          </table:table-cell>
          <table:table-cell/>
          <table:table-cell table:formula="oooc:=IF([.$C75]=[.L$71];[.$H75]+2*[.$I75];0)" office:value-type="float" office:value="0">
            <text:p>0</text:p>
          </table:table-cell>
          <table:table-cell table:formula="oooc:=IF([.$C75]=[.M$71];[.$H75]+2*[.$I75];0)" office:value-type="float" office:value="16">
            <text:p>16</text:p>
          </table:table-cell>
          <table:table-cell table:formula="oooc:=IF([.$C75]=[.N$71];[.$H75]+2*[.$I75];0)" office:value-type="float" office:value="0">
            <text:p>0</text:p>
          </table:table-cell>
          <table:table-cell table:formula="oooc:=IF([.$C75]=[.O$71];[.$H75]+2*[.$I75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formula="oooc:=IF([.$B76]=40;IF([.$C76]=1.5;2;IF([.$C76]=1.8;2;0));IF([.$B76]=20;IF([.$C76]=1.5;1;IF([.$C76]=1.8;1;0))))" office:value-type="float" office:value="0">
            <text:p>0</text:p>
          </table:table-cell>
          <table:table-cell office:value-type="string">
            <text:p>N</text:p>
          </table:table-cell>
          <table:table-cell table:formula="oooc:=IF([.$E76]=&quot;Y&quot;;IF([.$B76]=40;IF([.$C76]=1.5;1;IF([.$C76]=1.8;1;IF([.$C76]=2.5;1;0)));0);0)" office:value-type="float" office:value="0">
            <text:p>0</text:p>
          </table:table-cell>
          <table:table-cell table:formula="oooc:=IF([.$E76]=&quot;Y&quot;;IF([.$B76]=40;IF([.$C76]=1.5;1;IF([.$C76]=1.8;1;IF([.$C76]=2.5;1;0)));0);0)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ooc:=[.B76]-[.D76]-[.F76]-[.G76]-[.H76]-2*[.I76]" office:value-type="float" office:value="0">
            <text:p>0</text:p>
          </table:table-cell>
          <table:table-cell/>
          <table:table-cell table:formula="oooc:=IF([.$C76]=[.L$71];[.$H76]+2*[.$I76];0)" office:value-type="float" office:value="20">
            <text:p>20</text:p>
          </table:table-cell>
          <table:table-cell table:formula="oooc:=IF([.$C76]=[.M$71];[.$H76]+2*[.$I76];0)" office:value-type="float" office:value="0">
            <text:p>0</text:p>
          </table:table-cell>
          <table:table-cell table:formula="oooc:=IF([.$C76]=[.N$71];[.$H76]+2*[.$I76];0)" office:value-type="float" office:value="0">
            <text:p>0</text:p>
          </table:table-cell>
          <table:table-cell table:formula="oooc:=IF([.$C76]=[.O$71];[.$H76]+2*[.$I76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table:formula="oooc:=IF([.$B77]=40;IF([.$C77]=1.5;2;IF([.$C77]=1.8;2;0));IF([.$B77]=20;IF([.$C77]=1.5;1;IF([.$C77]=1.8;1;0))))" office:value-type="float" office:value="2">
            <text:p>2</text:p>
          </table:table-cell>
          <table:table-cell office:value-type="string">
            <text:p>Y</text:p>
          </table:table-cell>
          <table:table-cell table:formula="oooc:=IF([.$E77]=&quot;Y&quot;;IF([.$B77]=40;IF([.$C77]=1.5;1;IF([.$C77]=1.8;1;IF([.$C77]=2.5;1;0)));0);0)" office:value-type="float" office:value="1">
            <text:p>1</text:p>
          </table:table-cell>
          <table:table-cell table:formula="oooc:=IF([.$E77]=&quot;Y&quot;;IF([.$B77]=40;IF([.$C77]=1.5;1;IF([.$C77]=1.8;1;IF([.$C77]=2.5;1;0)));0);0)"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table:formula="oooc:=[.B77]-[.D77]-[.F77]-[.G77]-[.H77]-2*[.I77]" office:value-type="float" office:value="0">
            <text:p>0</text:p>
          </table:table-cell>
          <table:table-cell/>
          <table:table-cell table:formula="oooc:=IF([.$C77]=[.L$71];[.$H77]+2*[.$I77];0)" office:value-type="float" office:value="0">
            <text:p>0</text:p>
          </table:table-cell>
          <table:table-cell table:formula="oooc:=IF([.$C77]=[.M$71];[.$H77]+2*[.$I77];0)" office:value-type="float" office:value="0">
            <text:p>0</text:p>
          </table:table-cell>
          <table:table-cell table:formula="oooc:=IF([.$C77]=[.N$71];[.$H77]+2*[.$I77];0)" office:value-type="float" office:value="0">
            <text:p>0</text:p>
          </table:table-cell>
          <table:table-cell table:formula="oooc:=IF([.$C77]=[.O$71];[.$H77]+2*[.$I77];0)" office:value-type="float" office:value="36">
            <text:p>36</text:p>
          </table:table-cell>
          <table:table-cell table:number-columns-repeated="24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table:formula="oooc:=IF([.$B78]=40;IF([.$C78]=1.5;2;IF([.$C78]=1.8;2;0));IF([.$B78]=20;IF([.$C78]=1.5;1;IF([.$C78]=1.8;1;0))))" office:value-type="float" office:value="2">
            <text:p>2</text:p>
          </table:table-cell>
          <table:table-cell office:value-type="string">
            <text:p>Y</text:p>
          </table:table-cell>
          <table:table-cell table:formula="oooc:=IF([.$E78]=&quot;Y&quot;;IF([.$B78]=40;IF([.$C78]=1.5;1;IF([.$C78]=1.8;1;IF([.$C78]=2.5;1;0)));0);0)" office:value-type="float" office:value="1">
            <text:p>1</text:p>
          </table:table-cell>
          <table:table-cell table:formula="oooc:=IF([.$E78]=&quot;Y&quot;;IF([.$B78]=40;IF([.$C78]=1.5;1;IF([.$C78]=1.8;1;IF([.$C78]=2.5;1;0)));0);0)"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table:formula="oooc:=[.B78]-[.D78]-[.F78]-[.G78]-[.H78]-2*[.I78]" office:value-type="float" office:value="0">
            <text:p>0</text:p>
          </table:table-cell>
          <table:table-cell/>
          <table:table-cell table:formula="oooc:=IF([.$C78]=[.L$71];[.$H78]+2*[.$I78];0)" office:value-type="float" office:value="0">
            <text:p>0</text:p>
          </table:table-cell>
          <table:table-cell table:formula="oooc:=IF([.$C78]=[.M$71];[.$H78]+2*[.$I78];0)" office:value-type="float" office:value="0">
            <text:p>0</text:p>
          </table:table-cell>
          <table:table-cell table:formula="oooc:=IF([.$C78]=[.N$71];[.$H78]+2*[.$I78];0)" office:value-type="float" office:value="0">
            <text:p>0</text:p>
          </table:table-cell>
          <table:table-cell table:formula="oooc:=IF([.$C78]=[.O$71];[.$H78]+2*[.$I78];0)" office:value-type="float" office:value="36">
            <text:p>36</text:p>
          </table:table-cell>
          <table:table-cell table:number-columns-repeated="24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table:formula="oooc:=IF([.$B79]=40;IF([.$C79]=1.5;2;IF([.$C79]=1.8;2;0));IF([.$B79]=20;IF([.$C79]=1.5;1;IF([.$C79]=1.8;1;0))))" office:value-type="float" office:value="2">
            <text:p>2</text:p>
          </table:table-cell>
          <table:table-cell office:value-type="string">
            <text:p>Y</text:p>
          </table:table-cell>
          <table:table-cell table:formula="oooc:=IF([.$E79]=&quot;Y&quot;;IF([.$B79]=40;IF([.$C79]=1.5;1;IF([.$C79]=1.8;1;IF([.$C79]=2.5;1;0)));0);0)" office:value-type="float" office:value="1">
            <text:p>1</text:p>
          </table:table-cell>
          <table:table-cell table:formula="oooc:=IF([.$E79]=&quot;Y&quot;;IF([.$B79]=40;IF([.$C79]=1.5;1;IF([.$C79]=1.8;1;IF([.$C79]=2.5;1;0)));0);0)"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table:formula="oooc:=[.B79]-[.D79]-[.F79]-[.G79]-[.H79]-2*[.I79]" office:value-type="float" office:value="0">
            <text:p>0</text:p>
          </table:table-cell>
          <table:table-cell/>
          <table:table-cell table:formula="oooc:=IF([.$C79]=[.L$71];[.$H79]+2*[.$I79];0)" office:value-type="float" office:value="0">
            <text:p>0</text:p>
          </table:table-cell>
          <table:table-cell table:formula="oooc:=IF([.$C79]=[.M$71];[.$H79]+2*[.$I79];0)" office:value-type="float" office:value="0">
            <text:p>0</text:p>
          </table:table-cell>
          <table:table-cell table:formula="oooc:=IF([.$C79]=[.N$71];[.$H79]+2*[.$I79];0)" office:value-type="float" office:value="0">
            <text:p>0</text:p>
          </table:table-cell>
          <table:table-cell table:formula="oooc:=IF([.$C79]=[.O$71];[.$H79]+2*[.$I79];0)" office:value-type="float" office:value="36">
            <text:p>36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table:formula="oooc:=IF([.$B80]=40;IF([.$C80]=1.5;2;IF([.$C80]=1.8;2;0));IF([.$B80]=20;IF([.$C80]=1.5;1;IF([.$C80]=1.8;1;0))))" office:value-type="float" office:value="0">
            <text:p>0</text:p>
          </table:table-cell>
          <table:table-cell office:value-type="string">
            <text:p>Y</text:p>
          </table:table-cell>
          <table:table-cell table:formula="oooc:=IF([.$E80]=&quot;Y&quot;;IF([.$B80]=40;IF([.$C80]=1.5;1;IF([.$C80]=1.8;1;IF([.$C80]=2.5;1;0)));0);0)" office:value-type="float" office:value="1">
            <text:p>1</text:p>
          </table:table-cell>
          <table:table-cell table:formula="oooc:=IF([.$E80]=&quot;Y&quot;;IF([.$B80]=40;IF([.$C80]=1.5;1;IF([.$C80]=1.8;1;IF([.$C80]=2.5;1;0)));0);0)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formula="oooc:=[.B80]-[.D80]-[.F80]-[.G80]-[.H80]-2*[.I80]" office:value-type="float" office:value="0">
            <text:p>0</text:p>
          </table:table-cell>
          <table:table-cell/>
          <table:table-cell table:formula="oooc:=IF([.$C80]=[.L$71];[.$H80]+2*[.$I80];0)" office:value-type="float" office:value="0">
            <text:p>0</text:p>
          </table:table-cell>
          <table:table-cell table:formula="oooc:=IF([.$C80]=[.M$71];[.$H80]+2*[.$I80];0)" office:value-type="float" office:value="38">
            <text:p>38</text:p>
          </table:table-cell>
          <table:table-cell table:formula="oooc:=IF([.$C80]=[.N$71];[.$H80]+2*[.$I80];0)" office:value-type="float" office:value="0">
            <text:p>0</text:p>
          </table:table-cell>
          <table:table-cell table:formula="oooc:=IF([.$C80]=[.O$71];[.$H80]+2*[.$I80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3.3">
            <text:p>3.3</text:p>
          </table:table-cell>
          <table:table-cell table:formula="oooc:=IF([.$B81]=40;IF([.$C81]=1.5;2;IF([.$C81]=1.8;2;0));IF([.$B81]=20;IF([.$C81]=1.5;1;IF([.$C81]=1.8;1;0))))" office:value-type="float" office:value="0">
            <text:p>0</text:p>
          </table:table-cell>
          <table:table-cell office:value-type="string">
            <text:p>N</text:p>
          </table:table-cell>
          <table:table-cell table:formula="oooc:=IF([.$E81]=&quot;Y&quot;;IF([.$B81]=40;IF([.$C81]=1.5;1;IF([.$C81]=1.8;1;IF([.$C81]=2.5;1;0)));0);0)" office:value-type="float" office:value="0">
            <text:p>0</text:p>
          </table:table-cell>
          <table:table-cell table:formula="oooc:=IF([.$E81]=&quot;Y&quot;;IF([.$B81]=40;IF([.$C81]=1.5;1;IF([.$C81]=1.8;1;IF([.$C81]=2.5;1;0)));0);0)"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table:formula="oooc:=[.B81]-[.D81]-[.F81]-[.G81]-[.H81]-2*[.I81]" office:value-type="float" office:value="0">
            <text:p>0</text:p>
          </table:table-cell>
          <table:table-cell/>
          <table:table-cell table:formula="oooc:=IF([.$C81]=[.L$71];[.$H81]+2*[.$I81];0)" office:value-type="float" office:value="40">
            <text:p>40</text:p>
          </table:table-cell>
          <table:table-cell table:formula="oooc:=IF([.$C81]=[.M$71];[.$H81]+2*[.$I81];0)" office:value-type="float" office:value="0">
            <text:p>0</text:p>
          </table:table-cell>
          <table:table-cell table:formula="oooc:=IF([.$C81]=[.N$71];[.$H81]+2*[.$I81];0)" office:value-type="float" office:value="0">
            <text:p>0</text:p>
          </table:table-cell>
          <table:table-cell table:formula="oooc:=IF([.$C81]=[.O$71];[.$H81]+2*[.$I81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.8">
            <text:p>1.8</text:p>
          </table:table-cell>
          <table:table-cell table:formula="oooc:=IF([.$B82]=40;IF([.$C82]=1.5;2;IF([.$C82]=1.8;2;0));IF([.$B82]=20;IF([.$C82]=1.5;1;IF([.$C82]=1.8;1;0))))" office:value-type="float" office:value="2">
            <text:p>2</text:p>
          </table:table-cell>
          <table:table-cell office:value-type="string">
            <text:p>Y</text:p>
          </table:table-cell>
          <table:table-cell table:formula="oooc:=IF([.$E82]=&quot;Y&quot;;IF([.$B82]=40;IF([.$C82]=1.5;1;IF([.$C82]=1.8;1;IF([.$C82]=2.5;1;0)));0);0)" office:value-type="float" office:value="1">
            <text:p>1</text:p>
          </table:table-cell>
          <table:table-cell table:formula="oooc:=IF([.$E82]=&quot;Y&quot;;IF([.$B82]=40;IF([.$C82]=1.5;1;IF([.$C82]=1.8;1;IF([.$C82]=2.5;1;0)));0);0)"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table:formula="oooc:=[.B82]-[.D82]-[.F82]-[.G82]-[.H82]-2*[.I82]" office:value-type="float" office:value="0">
            <text:p>0</text:p>
          </table:table-cell>
          <table:table-cell/>
          <table:table-cell table:formula="oooc:=IF([.$C82]=[.L$71];[.$H82]+2*[.$I82];0)" office:value-type="float" office:value="0">
            <text:p>0</text:p>
          </table:table-cell>
          <table:table-cell table:formula="oooc:=IF([.$C82]=[.M$71];[.$H82]+2*[.$I82];0)" office:value-type="float" office:value="0">
            <text:p>0</text:p>
          </table:table-cell>
          <table:table-cell table:formula="oooc:=IF([.$C82]=[.N$71];[.$H82]+2*[.$I82];0)" office:value-type="float" office:value="36">
            <text:p>36</text:p>
          </table:table-cell>
          <table:table-cell table:formula="oooc:=IF([.$C82]=[.O$71];[.$H82]+2*[.$I82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.8">
            <text:p>1.8</text:p>
          </table:table-cell>
          <table:table-cell table:formula="oooc:=IF([.$B83]=40;IF([.$C83]=1.5;2;IF([.$C83]=1.8;2;0));IF([.$B83]=20;IF([.$C83]=1.5;1;IF([.$C83]=1.8;1;0))))" office:value-type="float" office:value="2">
            <text:p>2</text:p>
          </table:table-cell>
          <table:table-cell office:value-type="string">
            <text:p>Y</text:p>
          </table:table-cell>
          <table:table-cell table:formula="oooc:=IF([.$E83]=&quot;Y&quot;;IF([.$B83]=40;IF([.$C83]=1.5;1;IF([.$C83]=1.8;1;IF([.$C83]=2.5;1;0)));0);0)" office:value-type="float" office:value="1">
            <text:p>1</text:p>
          </table:table-cell>
          <table:table-cell table:formula="oooc:=IF([.$E83]=&quot;Y&quot;;IF([.$B83]=40;IF([.$C83]=1.5;1;IF([.$C83]=1.8;1;IF([.$C83]=2.5;1;0)));0);0)"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table:formula="oooc:=[.B83]-[.D83]-[.F83]-[.G83]-[.H83]-2*[.I83]" office:value-type="float" office:value="0">
            <text:p>0</text:p>
          </table:table-cell>
          <table:table-cell/>
          <table:table-cell table:formula="oooc:=IF([.$C83]=[.L$71];[.$H83]+2*[.$I83];0)" office:value-type="float" office:value="0">
            <text:p>0</text:p>
          </table:table-cell>
          <table:table-cell table:formula="oooc:=IF([.$C83]=[.M$71];[.$H83]+2*[.$I83];0)" office:value-type="float" office:value="0">
            <text:p>0</text:p>
          </table:table-cell>
          <table:table-cell table:formula="oooc:=IF([.$C83]=[.N$71];[.$H83]+2*[.$I83];0)" office:value-type="float" office:value="36">
            <text:p>36</text:p>
          </table:table-cell>
          <table:table-cell table:formula="oooc:=IF([.$C83]=[.O$71];[.$H83]+2*[.$I83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table:formula="oooc:=IF([.$B84]=40;IF([.$C84]=1.5;2;IF([.$C84]=1.8;2;0));IF([.$B84]=20;IF([.$C84]=1.5;1;IF([.$C84]=1.8;1;0))))" office:value-type="float" office:value="0">
            <text:p>0</text:p>
          </table:table-cell>
          <table:table-cell office:value-type="string">
            <text:p>Y</text:p>
          </table:table-cell>
          <table:table-cell table:formula="oooc:=IF([.$E84]=&quot;Y&quot;;IF([.$B84]=40;IF([.$C84]=1.5;1;IF([.$C84]=1.8;1;IF([.$C84]=2.5;1;0)));0);0)" office:value-type="float" office:value="1">
            <text:p>1</text:p>
          </table:table-cell>
          <table:table-cell table:formula="oooc:=IF([.$E84]=&quot;Y&quot;;IF([.$B84]=40;IF([.$C84]=1.5;1;IF([.$C84]=1.8;1;IF([.$C84]=2.5;1;0)));0);0)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formula="oooc:=[.B84]-[.D84]-[.F84]-[.G84]-[.H84]-2*[.I84]" office:value-type="float" office:value="0">
            <text:p>0</text:p>
          </table:table-cell>
          <table:table-cell/>
          <table:table-cell table:formula="oooc:=IF([.$C84]=[.L$71];[.$H84]+2*[.$I84];0)" office:value-type="float" office:value="0">
            <text:p>0</text:p>
          </table:table-cell>
          <table:table-cell table:formula="oooc:=IF([.$C84]=[.M$71];[.$H84]+2*[.$I84];0)" office:value-type="float" office:value="38">
            <text:p>38</text:p>
          </table:table-cell>
          <table:table-cell table:formula="oooc:=IF([.$C84]=[.N$71];[.$H84]+2*[.$I84];0)" office:value-type="float" office:value="0">
            <text:p>0</text:p>
          </table:table-cell>
          <table:table-cell table:formula="oooc:=IF([.$C84]=[.O$71];[.$H84]+2*[.$I84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table:formula="oooc:=IF([.$B85]=40;IF([.$C85]=1.5;2;IF([.$C85]=1.8;2;0));IF([.$B85]=20;IF([.$C85]=1.5;1;IF([.$C85]=1.8;1;0))))" office:value-type="float" office:value="0">
            <text:p>0</text:p>
          </table:table-cell>
          <table:table-cell office:value-type="string">
            <text:p>Y</text:p>
          </table:table-cell>
          <table:table-cell table:formula="oooc:=IF([.$E85]=&quot;Y&quot;;IF([.$B85]=40;IF([.$C85]=1.5;1;IF([.$C85]=1.8;1;IF([.$C85]=2.5;1;0)));0);0)" office:value-type="float" office:value="1">
            <text:p>1</text:p>
          </table:table-cell>
          <table:table-cell table:formula="oooc:=IF([.$E85]=&quot;Y&quot;;IF([.$B85]=40;IF([.$C85]=1.5;1;IF([.$C85]=1.8;1;IF([.$C85]=2.5;1;0)));0);0)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formula="oooc:=[.B85]-[.D85]-[.F85]-[.G85]-[.H85]-2*[.I85]" office:value-type="float" office:value="0">
            <text:p>0</text:p>
          </table:table-cell>
          <table:table-cell/>
          <table:table-cell table:formula="oooc:=IF([.$C85]=[.L$71];[.$H85]+2*[.$I85];0)" office:value-type="float" office:value="0">
            <text:p>0</text:p>
          </table:table-cell>
          <table:table-cell table:formula="oooc:=IF([.$C85]=[.M$71];[.$H85]+2*[.$I85];0)" office:value-type="float" office:value="38">
            <text:p>38</text:p>
          </table:table-cell>
          <table:table-cell table:formula="oooc:=IF([.$C85]=[.N$71];[.$H85]+2*[.$I85];0)" office:value-type="float" office:value="0">
            <text:p>0</text:p>
          </table:table-cell>
          <table:table-cell table:formula="oooc:=IF([.$C85]=[.O$71];[.$H85]+2*[.$I85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table:formula="oooc:=IF([.$B86]=40;IF([.$C86]=1.5;2;IF([.$C86]=1.8;2;0));IF([.$B86]=20;IF([.$C86]=1.5;1;IF([.$C86]=1.8;1;0))))" office:value-type="float" office:value="0">
            <text:p>0</text:p>
          </table:table-cell>
          <table:table-cell office:value-type="string">
            <text:p>Y</text:p>
          </table:table-cell>
          <table:table-cell table:formula="oooc:=IF([.$E86]=&quot;Y&quot;;IF([.$B86]=40;IF([.$C86]=1.5;1;IF([.$C86]=1.8;1;IF([.$C86]=2.5;1;0)));0);0)" office:value-type="float" office:value="1">
            <text:p>1</text:p>
          </table:table-cell>
          <table:table-cell table:formula="oooc:=IF([.$E86]=&quot;Y&quot;;IF([.$B86]=40;IF([.$C86]=1.5;1;IF([.$C86]=1.8;1;IF([.$C86]=2.5;1;0)));0);0)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formula="oooc:=[.B86]-[.D86]-[.F86]-[.G86]-[.H86]-2*[.I86]" office:value-type="float" office:value="0">
            <text:p>0</text:p>
          </table:table-cell>
          <table:table-cell/>
          <table:table-cell table:formula="oooc:=IF([.$C86]=[.L$71];[.$H86]+2*[.$I86];0)" office:value-type="float" office:value="0">
            <text:p>0</text:p>
          </table:table-cell>
          <table:table-cell table:formula="oooc:=IF([.$C86]=[.M$71];[.$H86]+2*[.$I86];0)" office:value-type="float" office:value="38">
            <text:p>38</text:p>
          </table:table-cell>
          <table:table-cell table:formula="oooc:=IF([.$C86]=[.N$71];[.$H86]+2*[.$I86];0)" office:value-type="float" office:value="0">
            <text:p>0</text:p>
          </table:table-cell>
          <table:table-cell table:formula="oooc:=IF([.$C86]=[.O$71];[.$H86]+2*[.$I86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table:formula="oooc:=IF([.$B87]=40;IF([.$C87]=1.5;2;IF([.$C87]=1.8;2;0));IF([.$B87]=20;IF([.$C87]=1.5;1;IF([.$C87]=1.8;1;0))))" office:value-type="float" office:value="0">
            <text:p>0</text:p>
          </table:table-cell>
          <table:table-cell office:value-type="string">
            <text:p>Y</text:p>
          </table:table-cell>
          <table:table-cell table:formula="oooc:=IF([.$E87]=&quot;Y&quot;;IF([.$B87]=40;IF([.$C87]=1.5;1;IF([.$C87]=1.8;1;IF([.$C87]=2.5;1;0)));0);0)" office:value-type="float" office:value="1">
            <text:p>1</text:p>
          </table:table-cell>
          <table:table-cell table:formula="oooc:=IF([.$E87]=&quot;Y&quot;;IF([.$B87]=40;IF([.$C87]=1.5;1;IF([.$C87]=1.8;1;IF([.$C87]=2.5;1;0)));0);0)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formula="oooc:=[.B87]-[.D87]-[.F87]-[.G87]-[.H87]-2*[.I87]" office:value-type="float" office:value="0">
            <text:p>0</text:p>
          </table:table-cell>
          <table:table-cell/>
          <table:table-cell table:formula="oooc:=IF([.$C87]=[.L$71];[.$H87]+2*[.$I87];0)" office:value-type="float" office:value="0">
            <text:p>0</text:p>
          </table:table-cell>
          <table:table-cell table:formula="oooc:=IF([.$C87]=[.M$71];[.$H87]+2*[.$I87];0)" office:value-type="float" office:value="38">
            <text:p>38</text:p>
          </table:table-cell>
          <table:table-cell table:formula="oooc:=IF([.$C87]=[.N$71];[.$H87]+2*[.$I87];0)" office:value-type="float" office:value="0">
            <text:p>0</text:p>
          </table:table-cell>
          <table:table-cell table:formula="oooc:=IF([.$C87]=[.O$71];[.$H87]+2*[.$I87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table:formula="oooc:=IF([.$B88]=40;IF([.$C88]=1.5;2;IF([.$C88]=1.8;2;0));IF([.$B88]=20;IF([.$C88]=1.5;1;IF([.$C88]=1.8;1;0))))" office:value-type="float" office:value="0">
            <text:p>0</text:p>
          </table:table-cell>
          <table:table-cell office:value-type="string">
            <text:p>Y</text:p>
          </table:table-cell>
          <table:table-cell table:formula="oooc:=IF([.$E88]=&quot;Y&quot;;IF([.$B88]=40;IF([.$C88]=1.5;1;IF([.$C88]=1.8;1;IF([.$C88]=2.5;1;0)));0);0)" office:value-type="float" office:value="1">
            <text:p>1</text:p>
          </table:table-cell>
          <table:table-cell table:formula="oooc:=IF([.$E88]=&quot;Y&quot;;IF([.$B88]=40;IF([.$C88]=1.5;1;IF([.$C88]=1.8;1;IF([.$C88]=2.5;1;0)));0);0)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formula="oooc:=[.B88]-[.D88]-[.F88]-[.G88]-[.H88]-2*[.I88]" office:value-type="float" office:value="0">
            <text:p>0</text:p>
          </table:table-cell>
          <table:table-cell/>
          <table:table-cell table:formula="oooc:=IF([.$C88]=[.L$71];[.$H88]+2*[.$I88];0)" office:value-type="float" office:value="0">
            <text:p>0</text:p>
          </table:table-cell>
          <table:table-cell table:formula="oooc:=IF([.$C88]=[.M$71];[.$H88]+2*[.$I88];0)" office:value-type="float" office:value="38">
            <text:p>38</text:p>
          </table:table-cell>
          <table:table-cell table:formula="oooc:=IF([.$C88]=[.N$71];[.$H88]+2*[.$I88];0)" office:value-type="float" office:value="0">
            <text:p>0</text:p>
          </table:table-cell>
          <table:table-cell table:formula="oooc:=IF([.$C88]=[.O$71];[.$H88]+2*[.$I88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1.8">
            <text:p>1.8</text:p>
          </table:table-cell>
          <table:table-cell table:formula="oooc:=IF([.$B89]=40;IF([.$C89]=1.5;2;IF([.$C89]=1.8;2;0));IF([.$B89]=20;IF([.$C89]=1.5;1;IF([.$C89]=1.8;1;0))))" office:value-type="float" office:value="2">
            <text:p>2</text:p>
          </table:table-cell>
          <table:table-cell office:value-type="string">
            <text:p>Y</text:p>
          </table:table-cell>
          <table:table-cell table:formula="oooc:=IF([.$E89]=&quot;Y&quot;;IF([.$B89]=40;IF([.$C89]=1.5;1;IF([.$C89]=1.8;1;IF([.$C89]=2.5;1;0)));0);0)" office:value-type="float" office:value="1">
            <text:p>1</text:p>
          </table:table-cell>
          <table:table-cell table:formula="oooc:=IF([.$E89]=&quot;Y&quot;;IF([.$B89]=40;IF([.$C89]=1.5;1;IF([.$C89]=1.8;1;IF([.$C89]=2.5;1;0)));0);0)"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table:formula="oooc:=[.B89]-[.D89]-[.F89]-[.G89]-[.H89]-2*[.I89]" office:value-type="float" office:value="0">
            <text:p>0</text:p>
          </table:table-cell>
          <table:table-cell/>
          <table:table-cell table:formula="oooc:=IF([.$C89]=[.L$71];[.$H89]+2*[.$I89];0)" office:value-type="float" office:value="0">
            <text:p>0</text:p>
          </table:table-cell>
          <table:table-cell table:formula="oooc:=IF([.$C89]=[.M$71];[.$H89]+2*[.$I89];0)" office:value-type="float" office:value="0">
            <text:p>0</text:p>
          </table:table-cell>
          <table:table-cell table:formula="oooc:=IF([.$C89]=[.N$71];[.$H89]+2*[.$I89];0)" office:value-type="float" office:value="36">
            <text:p>36</text:p>
          </table:table-cell>
          <table:table-cell table:formula="oooc:=IF([.$C89]=[.O$71];[.$H89]+2*[.$I89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.8">
            <text:p>1.8</text:p>
          </table:table-cell>
          <table:table-cell table:formula="oooc:=IF([.$B90]=40;IF([.$C90]=1.5;2;IF([.$C90]=1.8;2;0));IF([.$B90]=20;IF([.$C90]=1.5;1;IF([.$C90]=1.8;1;0))))" office:value-type="float" office:value="2">
            <text:p>2</text:p>
          </table:table-cell>
          <table:table-cell office:value-type="string">
            <text:p>Y</text:p>
          </table:table-cell>
          <table:table-cell table:formula="oooc:=IF([.$E90]=&quot;Y&quot;;IF([.$B90]=40;IF([.$C90]=1.5;1;IF([.$C90]=1.8;1;IF([.$C90]=2.5;1;0)));0);0)" office:value-type="float" office:value="1">
            <text:p>1</text:p>
          </table:table-cell>
          <table:table-cell table:formula="oooc:=IF([.$E90]=&quot;Y&quot;;IF([.$B90]=40;IF([.$C90]=1.5;1;IF([.$C90]=1.8;1;IF([.$C90]=2.5;1;0)));0);0)"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table:formula="oooc:=[.B90]-[.D90]-[.F90]-[.G90]-[.H90]-2*[.I90]" office:value-type="float" office:value="0">
            <text:p>0</text:p>
          </table:table-cell>
          <table:table-cell/>
          <table:table-cell table:formula="oooc:=IF([.$C90]=[.L$71];[.$H90]+2*[.$I90];0)" office:value-type="float" office:value="0">
            <text:p>0</text:p>
          </table:table-cell>
          <table:table-cell table:formula="oooc:=IF([.$C90]=[.M$71];[.$H90]+2*[.$I90];0)" office:value-type="float" office:value="0">
            <text:p>0</text:p>
          </table:table-cell>
          <table:table-cell table:formula="oooc:=IF([.$C90]=[.N$71];[.$H90]+2*[.$I90];0)" office:value-type="float" office:value="36">
            <text:p>36</text:p>
          </table:table-cell>
          <table:table-cell table:formula="oooc:=IF([.$C90]=[.O$71];[.$H90]+2*[.$I90];0)" office:value-type="float" office:value="0">
            <text:p>0</text:p>
          </table:table-cell>
          <table:table-cell table:number-columns-repeated="241"/>
        </table:table-row>
        <table:table-row table:style-name="ro1">
          <table:table-cell/>
          <table:table-cell table:style-name="ce2" table:formula="oooc:=SUM([.B72:.B90])" office:value-type="float" office:value="640">
            <text:p>640</text:p>
          </table:table-cell>
          <table:table-cell table:style-name="ce2"/>
          <table:table-cell table:style-name="ce2" table:formula="oooc:=SUM([.D72:.D90])" office:value-type="float" office:value="15">
            <text:p>15</text:p>
          </table:table-cell>
          <table:table-cell table:style-name="ce2"/>
          <table:table-cell table:style-name="ce2" table:formula="oooc:=SUM([.F72:.F90])" office:value-type="float" office:value="13">
            <text:p>13</text:p>
          </table:table-cell>
          <table:table-cell table:style-name="ce2" table:formula="oooc:=SUM([.G72:.G90])" office:value-type="float" office:value="13">
            <text:p>13</text:p>
          </table:table-cell>
          <table:table-cell table:style-name="ce2" table:formula="oooc:=SUM([.H72:.H90])" office:value-type="float" office:value="351">
            <text:p>351</text:p>
          </table:table-cell>
          <table:table-cell table:style-name="ce2" table:formula="oooc:=SUM([.I72:.I90])" office:value-type="float" office:value="122">
            <text:p>122</text:p>
          </table:table-cell>
          <table:table-cell table:style-name="ce2" table:formula="oooc:=SUM([.J72:.J90])" office:value-type="float" office:value="4">
            <text:p>4</text:p>
          </table:table-cell>
          <table:table-cell/>
          <table:table-cell table:style-name="ce2" table:formula="oooc:=SUM([.L72:.L90])" office:value-type="float" office:value="80">
            <text:p>80</text:p>
          </table:table-cell>
          <table:table-cell table:style-name="ce2" table:formula="oooc:=SUM([.M72:.M90])" office:value-type="float" office:value="244">
            <text:p>244</text:p>
          </table:table-cell>
          <table:table-cell table:style-name="ce2" table:formula="oooc:=SUM([.N72:.N90])" office:value-type="float" office:value="144">
            <text:p>144</text:p>
          </table:table-cell>
          <table:table-cell table:style-name="ce2" table:formula="oooc:=SUM([.O72:.O90])" office:value-type="float" office:value="127">
            <text:p>127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Avail</text:p>
          </table:table-cell>
          <table:table-cell table:formula="oooc:=[.H91]+2*[.I91]" office:value-type="float" office:value="595">
            <text:p>595</text:p>
          </table:table-cell>
          <table:table-cell table:formula="oooc:=[.L92]+[.M92]+[.N92]+[.O92]" office:value-type="float" office:value="609">
            <text:p>609</text:p>
          </table:table-cell>
          <table:table-cell office:value-type="string">
            <text:p>Req</text:p>
          </table:table-cell>
          <table:table-cell office:value-type="float" office:value="89">
            <text:p>8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138">
            <text:p>138</text:p>
          </table:table-cell>
          <table:table-cell table:number-columns-repeated="241"/>
        </table:table-row>
        <table:table-row table:style-name="ro1">
          <table:table-cell table:number-columns-repeated="11"/>
          <table:table-cell table:style-name="ce3" table:formula="oooc:=IF([.L91]-[.L92]&lt;0;[.L91]-[.L92];&quot;&quot;)" office:value-type="float" office:value="-9">
            <text:p>-9</text:p>
          </table:table-cell>
          <table:table-cell table:style-name="ce3" table:formula="oooc:=IF([.M91]-[.M92]&lt;0;[.M91]-[.M92];&quot;&quot;)">
            <text:p/>
          </table:table-cell>
          <table:table-cell table:style-name="ce3" table:formula="oooc:=IF([.N91]-[.N92]&lt;0;[.N91]-[.N92];&quot;&quot;)">
            <text:p/>
          </table:table-cell>
          <table:table-cell table:style-name="ce3" table:formula="oooc:=IF([.O91]-[.O92]&lt;0;[.O91]-[.O92];&quot;&quot;)" office:value-type="float" office:value="-11">
            <text:p>-11</text:p>
          </table:table-cell>
          <table:table-cell table:number-columns-repeated="241"/>
        </table:table-row>
        <table:table-row table:style-name="ro1">
          <table:table-cell table:number-columns-repeated="11"/>
          <table:table-cell table:formula="oooc:=[.L91]-[.L92]" office:value-type="float" office:value="-9">
            <text:p>-9</text:p>
          </table:table-cell>
          <table:table-cell table:formula="oooc:=[.M91]-[.M92]" office:value-type="float" office:value="0">
            <text:p>0</text:p>
          </table:table-cell>
          <table:table-cell table:formula="oooc:=[.N91]-[.N92]" office:value-type="float" office:value="6">
            <text:p>6</text:p>
          </table:table-cell>
          <table:table-cell table:formula="oooc:=[.O91]-[.O92]" office:value-type="float" office:value="-11">
            <text:p>-11</text:p>
          </table:table-cell>
          <table:table-cell table:number-columns-repeated="24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6">2007/07/06</text:date>, <text:time>15:3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Francois Kapp</meta:initial-creator>
    <meta:creation-date>2007-07-05T15:31:07</meta:creation-date>
    <dc:creator>Francois Kapp</dc:creator>
    <dc:date>2007-07-06T15:31:46</dc:date>
    <dc:language>en-ZA</dc:language>
    <meta:editing-cycles>6</meta:editing-cycles>
    <meta:editing-duration>PT7H14M15S</meta:editing-duration>
    <meta:user-defined meta:name="Info 1"/>
    <meta:user-defined meta:name="Info 2"/>
    <meta:user-defined meta:name="Info 3"/>
    <meta:user-defined meta:name="Info 4"/>
    <meta:document-statistic meta:table-count="3" meta:cell-count="525"/>
  </office:meta>
</office:document-meta>
</file>